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2pt" fo:font-weight="bold" officeooo:rsid="001126d7" style:font-size-asian="12pt" style:font-weight-asian="bold" style:font-size-complex="12pt" style:font-weight-complex="bold"/>
    </style:style>
    <style:style style:name="P2" style:family="paragraph" style:parent-style-name="Text_20_body" style:list-style-name="L13"/>
    <style:style style:name="P3" style:family="paragraph" style:parent-style-name="Text_20_body" style:list-style-name="L13">
      <style:paragraph-properties fo:margin-top="0in" fo:margin-bottom="0in" style:contextual-spacing="false"/>
    </style:style>
    <style:style style:name="P4" style:family="paragraph" style:parent-style-name="Text_20_body" style:list-style-name="L14"/>
    <style:style style:name="P5" style:family="paragraph" style:parent-style-name="Text_20_body" style:list-style-name="L14">
      <style:paragraph-properties fo:margin-top="0in" fo:margin-bottom="0in" style:contextual-spacing="false"/>
    </style:style>
    <style:style style:name="P6" style:family="paragraph" style:parent-style-name="Text_20_body" style:list-style-name="L15"/>
    <style:style style:name="P7" style:family="paragraph" style:parent-style-name="Text_20_body" style:list-style-name="L15">
      <style:paragraph-properties fo:margin-top="0in" fo:margin-bottom="0in" style:contextual-spacing="false"/>
    </style:style>
    <style:style style:name="P8" style:family="paragraph" style:parent-style-name="Text_20_body" style:list-style-name="L16"/>
    <style:style style:name="P9" style:family="paragraph" style:parent-style-name="Text_20_body" style:list-style-name="L16">
      <style:paragraph-properties fo:margin-top="0in" fo:margin-bottom="0in" style:contextual-spacing="false"/>
    </style:style>
    <style:style style:name="P10" style:family="paragraph" style:parent-style-name="Text_20_body" style:list-style-name="L17"/>
    <style:style style:name="P11" style:family="paragraph" style:parent-style-name="Text_20_body" style:list-style-name="L17">
      <style:paragraph-properties fo:margin-top="0in" fo:margin-bottom="0in" style:contextual-spacing="false"/>
    </style:style>
    <style:style style:name="P12" style:family="paragraph" style:parent-style-name="Text_20_body" style:list-style-name="L18"/>
    <style:style style:name="P13" style:family="paragraph" style:parent-style-name="Text_20_body" style:list-style-name="L18">
      <style:paragraph-properties fo:margin-top="0in" fo:margin-bottom="0in" style:contextual-spacing="false"/>
    </style:style>
    <style:style style:name="P14" style:family="paragraph" style:parent-style-name="Text_20_body" style:list-style-name="L19"/>
    <style:style style:name="P15" style:family="paragraph" style:parent-style-name="Text_20_body" style:list-style-name="L19">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text-properties officeooo:rsid="00174ed7" officeooo:paragraph-rsid="00174ed7"/>
    </style:style>
    <style:style style:name="P17" style:family="paragraph" style:parent-style-name="Text_20_body">
      <style:paragraph-properties fo:text-align="center" style:justify-single-word="false"/>
      <style:text-properties officeooo:paragraph-rsid="0015841b"/>
    </style:style>
    <style:style style:name="P18" style:family="paragraph" style:parent-style-name="Text_20_body">
      <style:paragraph-properties fo:text-align="center" style:justify-single-word="false"/>
      <style:text-properties officeooo:paragraph-rsid="00189290"/>
    </style:style>
    <style:style style:name="P19" style:family="paragraph" style:parent-style-name="Text_20_body">
      <style:text-properties officeooo:paragraph-rsid="00174ed7"/>
    </style:style>
    <style:style style:name="P20" style:family="paragraph" style:parent-style-name="Text_20_body" style:list-style-name="L20"/>
    <style:style style:name="P21" style:family="paragraph" style:parent-style-name="Text_20_body" style:list-style-name="L20">
      <style:paragraph-properties fo:margin-top="0in" fo:margin-bottom="0in" style:contextual-spacing="false"/>
    </style:style>
    <style:style style:name="P22" style:family="paragraph" style:parent-style-name="Text_20_body" style:list-style-name="L21"/>
    <style:style style:name="P23" style:family="paragraph" style:parent-style-name="Text_20_body" style:list-style-name="L21">
      <style:paragraph-properties fo:margin-top="0in" fo:margin-bottom="0in" style:contextual-spacing="false"/>
    </style:style>
    <style:style style:name="P24" style:family="paragraph" style:parent-style-name="Text_20_body" style:list-style-name="L22"/>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3"/>
    <style:style style:name="P27" style:family="paragraph" style:parent-style-name="Text_20_body" style:list-style-name="L23">
      <style:paragraph-properties fo:margin-top="0in" fo:margin-bottom="0in" style:contextual-spacing="false"/>
    </style:style>
    <style:style style:name="P28" style:family="paragraph" style:parent-style-name="Text_20_body" style:list-style-name="L24"/>
    <style:style style:name="P29" style:family="paragraph" style:parent-style-name="Text_20_body" style:list-style-name="L24">
      <style:paragraph-properties fo:margin-top="0in" fo:margin-bottom="0in" style:contextual-spacing="false"/>
    </style:style>
    <style:style style:name="P30" style:family="paragraph" style:parent-style-name="Text_20_body" style:list-style-name="L25"/>
    <style:style style:name="P31" style:family="paragraph" style:parent-style-name="Text_20_body" style:list-style-name="L25">
      <style:paragraph-properties fo:margin-top="0in" fo:margin-bottom="0in" style:contextual-spacing="false"/>
    </style:style>
    <style:style style:name="P32" style:family="paragraph" style:parent-style-name="Text_20_body" style:list-style-name="L26"/>
    <style:style style:name="P33" style:family="paragraph" style:parent-style-name="Text_20_body" style:list-style-name="L26">
      <style:paragraph-properties fo:margin-top="0in" fo:margin-bottom="0in" style:contextual-spacing="false"/>
    </style:style>
    <style:style style:name="P34" style:family="paragraph" style:parent-style-name="Text_20_body" style:list-style-name="L27"/>
    <style:style style:name="P35" style:family="paragraph" style:parent-style-name="Text_20_body" style:list-style-name="L27">
      <style:paragraph-properties fo:margin-top="0in" fo:margin-bottom="0in" style:contextual-spacing="false"/>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4pt" fo:font-style="italic" fo:font-weight="normal" officeooo:rsid="00174ed7" style:font-size-asian="14pt" style:font-style-asian="italic" style:font-weight-asian="normal" style:font-size-complex="14pt" style:font-style-complex="italic" style:font-weight-complex="normal"/>
    </style:style>
    <style:style style:name="T3" style:family="text">
      <style:text-properties fo:font-size="14pt" fo:font-style="italic" officeooo:rsid="0015841b" style:font-size-asian="14pt" style:font-style-asian="italic" style:font-size-complex="14pt" style:font-style-complex="italic"/>
    </style:style>
    <style:style style:name="T4" style:family="text">
      <style:text-properties fo:font-size="14pt" fo:font-style="italic" officeooo:rsid="00174ed7" style:font-size-asian="14pt" style:font-style-asian="italic" style:font-size-complex="14pt" style:font-style-complex="italic"/>
    </style:style>
    <style:style style:name="T5" style:family="text">
      <style:text-properties fo:font-size="14pt" fo:font-style="italic" officeooo:rsid="00189290" style:font-size-asian="14pt" style:font-style-asian="italic" style:font-size-complex="14pt" style:font-style-complex="italic"/>
    </style:style>
    <style:style style:name="T6" style:family="text">
      <style:text-properties fo:font-size="14pt" officeooo:rsid="00174ed7" style:font-size-asian="14pt" style:font-size-complex="14pt"/>
    </style:style>
    <style:style style:name="T7" style:family="text">
      <style:text-properties fo:font-size="14pt" fo:font-style="normal" officeooo:rsid="00174ed7" style:font-size-asian="14pt" style:font-style-asian="normal" style:font-size-complex="14pt" style:font-style-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Strong_20_Emphasis"><text:span text:style-name="T5">Puzzle design prompt</text:span></text:span></text:p>
      <text:p text:style-name="P17"><text:span text:style-name="Strong_20_Emphasis"><text:span text:style-name="T2">Create a complex, abstract puzzle designed for a general audience, incorporating indirect clues, abstract thinking, and pattern recognition. The solution should emerge through a process of deduction, intuition, and careful observation of seemingly unrelated elements. The puzzle should encourage deep and holistic thinking about how its various components interact and relate. Ensure the puzzle is immersive, mysterious, and requires users to experience gradual learning through experimentation.</text:span></text:span></text:p>
      <text:h text:style-name="Heading_20_3" text:outline-level="3"><text:span text:style-name="Strong_20_Emphasis">Puzzle Design Requirements:</text:span></text:h>
      <text:h text:style-name="Heading_20_4" text:outline-level="4"><text:span text:style-name="Strong_20_Emphasis">1. Thematic Narrative:</text:span></text:h>
      <text:list text:style-name="L20">
        <text:list-item>
          <text:p text:style-name="P21"><text:span text:style-name="Strong_20_Emphasis">Setting &amp; Theme:</text:span> The puzzle should be embedded within a unique and mysterious narrative where the user must gradually uncover hidden connections. The environment should feel alive, and initially, it should be unclear what’s essential and what’s peripheral.</text:p>
        </text:list-item>
        <text:list-item>
          <text:p text:style-name="P21"><text:span text:style-name="Strong_20_Emphasis">Contradictions &amp; Exploration:</text:span> Layers of contradictions should exist, where things appear one way but suggest something else. Hidden connections should only become apparent after exploration, forcing the user to question assumptions.</text:p>
        </text:list-item>
        <text:list-item>
          <text:p text:style-name="P21"><text:span text:style-name="Strong_20_Emphasis">Assumption-Reevaluation:</text:span> Users should be prompted to question assumptions about the environment. The clues must be subtle, and users should need to piece them together through indirect reasoning.</text:p>
        </text:list-item>
        <text:list-item>
          <text:p text:style-name="P20"><text:span text:style-name="Strong_20_Emphasis">Dynamic Scenario Elements:</text:span> Each puzzle scenario should be distinct in structure, thematics, and components.</text:p>
        </text:list-item>
      </text:list>
      <text:h text:style-name="Heading_20_4" text:outline-level="4"><text:span text:style-name="Strong_20_Emphasis">2. Elements of the Puzzle:</text:span></text:h>
      <text:list text:style-name="L21">
        <text:list-item>
          <text:p text:style-name="P23"><text:span text:style-name="Strong_20_Emphasis">Abstract Components:</text:span> The puzzle should include abstract representations such as geometric shapes, colors, sounds, physical phenomena (e.g., temperature shifts), and atmospheric shifts. These elements should only be perceivable under specific conditions.</text:p>
        </text:list-item>
        <text:list-item>
          <text:p text:style-name="P23"><text:span text:style-name="Strong_20_Emphasis">Emerging Patterns:</text:span> The user must recognize subtle patterns that emerge as they interact with the environment. These patterns may repeat or cycle, but the underlying progression should be difficult to identify initially.</text:p>
        </text:list-item>
        <text:list-item>
          <text:p text:style-name="P23"><text:span text:style-name="Strong_20_Emphasis">Non-Obvious Interactions:</text:span> The puzzle elements should interact in ways that are not immediately clear. Users must experiment with combinations, timings, or sequences to trigger new effects or reveal further steps.</text:p>
        </text:list-item>
        <text:list-item>
          <text:p text:style-name="P22"><text:span text:style-name="Strong_20_Emphasis">Abstract Concepts &amp; Principles:</text:span> Each puzzle component should be linked to an abstract concept that the user must deduce intuitively, with contextual clues woven into the narrative.</text:p>
        </text:list-item>
      </text:list>
      <text:h text:style-name="Heading_20_4" text:outline-level="4"><text:span text:style-name="Strong_20_Emphasis">3. Clues and Information Delivery:</text:span></text:h>
      <text:list text:style-name="L22">
        <text:list-item>
          <text:p text:style-name="P25"><text:span text:style-name="Strong_20_Emphasis">Indirect Clues:</text:span> Clues should not be direct but delivered through <text:span text:style-name="Strong_20_Emphasis">experiential learning</text:span>. Users will learn the puzzle rules by interacting with the environment, observing subtle changes (sound, light, temperature), and piecing together the indirect information. The clues can be <text:soft-page-break/>embedded in <text:span text:style-name="Strong_20_Emphasis">environmental changes</text:span> (e.g., auditory cues like echoes or visual distortions like shadows) that users will gradually learn to interpret.</text:p>
        </text:list-item>
        <text:list-item>
          <text:p text:style-name="P25"><text:span text:style-name="Strong_20_Emphasis">Pattern Recognition:</text:span> Users will need to recognize that seemingly random elements are connected. As they progress, they will need to connect more complex patterns, leading to increasingly abstract realizations.</text:p>
        </text:list-item>
        <text:list-item>
          <text:p text:style-name="P24"><text:span text:style-name="Strong_20_Emphasis">Gradual Learning Curve:</text:span> The puzzle must offer a gradual learning curve, where the user starts with basic interactions and progressively uncovers more complex patterns and relationships.</text:p>
        </text:list-item>
      </text:list>
      <text:h text:style-name="Heading_20_4" text:outline-level="4"><text:span text:style-name="Strong_20_Emphasis">4. Absence of Obvious Instructions:</text:span></text:h>
      <text:list text:style-name="L23">
        <text:list-item>
          <text:p text:style-name="P27"><text:span text:style-name="Strong_20_Emphasis">Self-Learning Process:</text:span> The puzzle must be self-guided. No tutorial or direct instructions should be provided. Users must figure out the rules through experimentation and observation.</text:p>
        </text:list-item>
        <text:list-item>
          <text:p text:style-name="P27"><text:span text:style-name="Strong_20_Emphasis">Incremental Feedback:</text:span> Feedback should be subtle, with the consequences of actions becoming clearer as the puzzle progresses. This allows the user to reassess strategies while making progress.</text:p>
        </text:list-item>
        <text:list-item>
          <text:p text:style-name="P26"><text:span text:style-name="Strong_20_Emphasis">Ambiguity &amp; Intuition:</text:span> Elements of the puzzle should be ambiguous, requiring the user to rely on their intuition, abstract reasoning, and observation to solve the puzzle.</text:p>
        </text:list-item>
      </text:list>
      <text:h text:style-name="Heading_20_4" text:outline-level="4"><text:span text:style-name="Strong_20_Emphasis">5. Timing and Synchronization:</text:span></text:h>
      <text:list text:style-name="L24">
        <text:list-item>
          <text:p text:style-name="P29"><text:span text:style-name="Strong_20_Emphasis">Multiple Components:</text:span> The puzzle should involve the synchronization or sequencing of multiple components (e.g., timed actions, alignment of objects, or repeating cycles). Users must figure out how different elements interact over time.</text:p>
        </text:list-item>
        <text:list-item>
          <text:p text:style-name="P29"><text:span text:style-name="Strong_20_Emphasis">Pattern-Based Timing:</text:span> The timing of actions should depend on indirect patterns, which only become apparent through careful observation of earlier clues.</text:p>
        </text:list-item>
        <text:list-item>
          <text:p text:style-name="P28"><text:span text:style-name="Strong_20_Emphasis">Error Consequences:</text:span> If users interact incorrectly or too slowly, the puzzle components should reset or change, forcing them to reassess their actions and retry at a more optimal time.</text:p>
        </text:list-item>
      </text:list>
      <text:h text:style-name="Heading_20_4" text:outline-level="4"><text:span text:style-name="Strong_20_Emphasis">6. Complexity &amp; Difficulty:</text:span></text:h>
      <text:list text:style-name="L25">
        <text:list-item>
          <text:p text:style-name="P31"><text:span text:style-name="Strong_20_Emphasis">Mental Flexibility:</text:span> The puzzle should challenge the user’s ability to think abstractly and recognize hidden patterns that aren’t immediately visible.</text:p>
        </text:list-item>
        <text:list-item>
          <text:p text:style-name="P31"><text:span text:style-name="Strong_20_Emphasis">Layered Difficulty:</text:span> The difficulty should increase as the user progresses, requiring them to combine earlier clues and principles in sophisticated ways as they approach the final solution.</text:p>
        </text:list-item>
        <text:list-item>
          <text:p text:style-name="P30"><text:span text:style-name="Strong_20_Emphasis">Abstract &amp; Intuitive Problem-Solving:</text:span> The puzzle solution must require abstract thinking and pattern recognition to solve, with the user needing to connect seemingly unrelated concepts and elements.</text:p>
        </text:list-item>
      </text:list>
      <text:h text:style-name="Heading_20_4" text:outline-level="4"><text:span text:style-name="Strong_20_Emphasis">7. Hidden Interactions:</text:span></text:h>
      <text:list text:style-name="L26">
        <text:list-item>
          <text:p text:style-name="P33"><text:span text:style-name="Strong_20_Emphasis">Subtle Interactions:</text:span> Some puzzle clues will be hidden in interactions between objects or environmental shifts that seem insignificant at first but will become essential later. These interactions will become clear through <text:span text:style-name="Strong_20_Emphasis">experiential learning</text:span>, where the user learns what works through trial and observation.</text:p>
        </text:list-item>
        <text:list-item>
          <text:p text:style-name="P32"><text:soft-page-break/><text:span text:style-name="Strong_20_Emphasis">Irrelevant-Seeming Elements:</text:span> Some elements of the environment may initially seem unrelated to the puzzle, but through careful observation and interaction, the user will realize they are vital to solving it.</text:p>
        </text:list-item>
      </text:list>
      <text:h text:style-name="Heading_20_4" text:outline-level="4"><text:span text:style-name="Strong_20_Emphasis">8. Rationale for the Analyst:</text:span></text:h>
      <text:list text:style-name="L27">
        <text:list-item>
          <text:p text:style-name="P35"><text:span text:style-name="Strong_20_Emphasis">Puzzle Overview:</text:span> The puzzle and its solution must be fully understood by the analyst to help them evaluate the results. The analyst should be able to guide their evaluation based on the puzzle’s components, rules, and logical sequences.</text:p>
        </text:list-item>
        <text:list-item>
          <text:p text:style-name="P35"><text:span text:style-name="Strong_20_Emphasis">Complete Puzzle Breakdown:</text:span> All elements of the puzzle, including abstract components, environmental changes, patterns, clues, deductions, and sequences, must be clearly outlined for the analyst. The analyst needs to understand how the puzzle operates, how it unfolds, and how it can be interacted with. This will enable the analyst to evaluate the test-taker’s performance effectively.</text:p>
        </text:list-item>
        <text:list-item>
          <text:p text:style-name="P34"><text:span text:style-name="Strong_20_Emphasis">Availability of Components:</text:span> Every individual component, including objects, abstract representations, environmental cues, clues, interactions, and narrative elements, must be outlined for the analyst. This ensures they have access to all relevant information and can fully comprehend the puzzle’s structure and solution process.</text:p>
        </text:list-item>
      </text:list>
      <text:p text:style-name="P17"><text:span text:style-name="Strong_20_Emphasis"><text:span text:style-name="T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8T22:10:56.929000000</meta:creation-date>
    <dc:date>2025-01-09T19:56:56.666000000</dc:date>
    <meta:editing-duration>PT18H37M9S</meta:editing-duration>
    <meta:editing-cycles>7</meta:editing-cycles>
    <meta:generator>LibreOffice/7.6.4.1$Windows_X86_64 LibreOffice_project/e19e193f88cd6c0525a17fb7a176ed8e6a3e2aa1</meta:generator>
    <meta:document-statistic meta:table-count="0" meta:image-count="0" meta:object-count="0" meta:page-count="3" meta:paragraph-count="36" meta:word-count="918" meta:character-count="6374" meta:non-whitespace-character-count="5517"/>
  </office:meta>
</office:document-meta>
</file>